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57cm" style:rel-column-width="9084*"/>
    </style:style>
    <style:style style:name="Tabela1.B" style:family="table-column">
      <style:table-column-properties style:column-width="3.512cm" style:rel-column-width="13538*"/>
    </style:style>
    <style:style style:name="Tabela1.C" style:family="table-column">
      <style:table-column-properties style:column-width="6.013cm" style:rel-column-width="23179*"/>
    </style:style>
    <style:style style:name="Tabela1.D" style:family="table-column">
      <style:table-column-properties style:column-width="5.119cm" style:rel-column-width="1973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text-properties style:text-line-through-style="solid" style:font-name="Courier New"/>
    </style:style>
    <style:style style:name="P4" style:family="paragraph" style:parent-style-name="Table_20_Contents">
      <style:text-properties style:font-name="Courier New" officeooo:rsid="0005ba44" officeooo:paragraph-rsid="0005ba44"/>
    </style:style>
    <style:style style:name="P5" style:family="paragraph" style:parent-style-name="Table_20_Contents">
      <style:paragraph-properties fo:text-align="start" style:justify-single-word="false"/>
      <style:text-properties style:font-name="Courier New" officeooo:rsid="0005ba44" officeooo:paragraph-rsid="0005ba44"/>
    </style:style>
    <style:style style:name="P6" style:family="paragraph" style:parent-style-name="Table_20_Contents">
      <style:paragraph-properties fo:text-align="start" style:justify-single-word="false"/>
      <style:text-properties style:font-name="Courier New" officeooo:rsid="00078387" officeooo:paragraph-rsid="00078387"/>
    </style:style>
    <style:style style:name="P7" style:family="paragraph" style:parent-style-name="Table_20_Contents">
      <style:paragraph-properties fo:text-align="start" style:justify-single-word="false"/>
      <style:text-properties style:font-name="Courier New" officeooo:paragraph-rsid="00078387"/>
    </style:style>
    <style:style style:name="P8" style:family="paragraph" style:parent-style-name="Table_20_Contents">
      <style:paragraph-properties fo:text-align="start" style:justify-single-word="false"/>
      <style:text-properties style:font-name="Courier New" officeooo:paragraph-rsid="0009a370"/>
    </style:style>
    <style:style style:name="T1" style:family="text">
      <style:text-properties officeooo:rsid="00078387"/>
    </style:style>
    <style:style style:name="T2" style:family="text">
      <style:text-properties officeooo:rsid="0007ad48"/>
    </style:style>
    <style:style style:name="T3" style:family="text">
      <style:text-properties officeooo:rsid="0009a3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NETWORK</text:p>
          </table:table-cell>
          <table:table-cell table:style-name="Tabela1.A1" office:value-type="string">
            <text:p text:style-name="P2">GUI</text:p>
          </table:table-cell>
          <table:table-cell table:style-name="Tabela1.D1" office:value-type="string">
            <text:p text:style-name="P2">DATABASE</text:p>
          </table:table-cell>
        </table:table-row>
        <table:table-row>
          <table:table-cell table:style-name="Tabela1.A2" office:value-type="string">
            <text:p text:style-name="P2">GRZEGORZ</text:p>
          </table:table-cell>
          <table:table-cell table:style-name="Tabela1.A2" office:value-type="string">
            <text:p text:style-name="P2">1. Parsowanie aktualnego stanu urządzenia przed nadejściem poprawnych ramek</text:p>
            <text:p text:style-name="P2"/>
            <text:p text:style-name="P4">2. analiza odczytu danych na przerwaniach</text:p>
          </table:table-cell>
          <table:table-cell table:style-name="Tabela1.A2" office:value-type="string">
            <text:p text:style-name="P4">1. metoda toString() z <text:s/>Setu ( do historii)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DAMIAN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5">1. Przeglądanie wstecz historii</text:p>
            <text:p text:style-name="P5"/>
            <text:p text:style-name="P5">2.start/stop dla pomiarów</text:p>
            <text:p text:style-name="P5"/>
            <text:p text:style-name="P5">3. zmiana czasu odświeżania przy zmianie kroku</text:p>
            <text:p text:style-name="P5"/>
            <text:p text:style-name="P5">4. zbyt duża liczba kolumn z pomiarami</text:p>
            <text:p text:style-name="P5"/>
            <text:p text:style-name="P5">5. ładowanie historii w momencie wyświetlenia (przed odświeżaniem</text:p>
            <text:p text:style-name="P5"/>
            <text:p text:style-name="P5">6. Komentarz do pomiaru w GUI nie jest zawijany</text:p>
            <text:p text:style-name="P5"/>
            <text:p text:style-name="P6">7. Okno ładowania aplikacji</text:p>
            <text:p text:style-name="P6"/>
            <text:p text:style-name="P7"><text:span text:style-name="T1">8. autoselect po dodaniu jakieg</text:span><text:span text:style-name="T2">o</text:span><text:span text:style-name="T1">ś elementu do combo</text:span></text:p>
            <text:p text:style-name="P7"><text:span text:style-name="T1"/></text:p>
            <text:p text:style-name="P8"><text:span text:style-name="T3">9. nowe miejsce – nagłówek, zawijanie tekstu, lista obiektów dla miejsca</text:span></text:p>
            <text:p text:style-name="P8"><text:span text:style-name="T3"/></text:p>
            <text:p text:style-name="P8"><text:span text:style-name="T3">10. Rozmiar okien dodawania/edycji/otwie</text:span><text:soft-page-break/><text:span text:style-name="T3">rania</text:span></text:p>
            <text:p text:style-name="P8"><text:span text:style-name="T3"/></text:p>
            <text:p text:style-name="P8"><text:span text:style-name="T3">11. Bieżące pomiary z wszystkich urządzeń do sieci</text:span></text:p>
            <text:p text:style-name="P8"><text:span text:style-name="T3"/></text:p>
            <text:p text:style-name="P8"><text:span text:style-name="T3">12. PDF: powielanie nagłówka tabeli, numerowanie stron, obiekt i miejsce do PDF-a, środkowanie, stała długość liczb</text:span></text:p>
            <text:p text:style-name="P8"><text:span text:style-name="T3"/></text:p>
            <text:p text:style-name="P8"><text:span text:style-name="T3">13. ukryta ramka problems, jeżeli pusta</text:span></text:p>
            <text:p text:style-name="P8"><text:span text:style-name="T3"/></text:p>
            <text:p text:style-name="P8"><text:span text:style-name="T3">14. Przenieść sekundy z prawej strony spinnera</text:span></text:p>
            <text:p text:style-name="P8"><text:span text:style-name="T3"/></text:p>
            <text:p text:style-name="P8"><text:span text:style-name="T3">15. godzina w ramce bieżące przesunięta o 2 godziny do tyłu.</text:span></text:p>
          </table:table-cell>
          <table:table-cell table:style-name="Tabela1.D2" office:value-type="string">
            <text:p text:style-name="P2"/>
          </table:table-cell>
        </table:table-row>
      </table:table>
      <text:p text:style-name="P1"/>
      <text:p text:style-name="P1">Obliczanie liczby linii w projekcie:</text:p>
      <text:p text:style-name="P1">cat `find | grep "\.java"` | grep "" -c</text:p>
      <text:p text:style-name="P1"/>
      <text:p text:style-name="P1">Obliczanie liczby klas:</text:p>
      <text:p text:style-name="P1">find | grep "\.java" <text:s/>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zegorz Powała</meta:initial-creator>
    <meta:creation-date>2013-05-14T10:32:36</meta:creation-date>
    <dc:date>2013-05-17T00:49:55</dc:date>
    <dc:creator>duzydamian </dc:creator>
    <meta:editing-duration>PT01H59M31S</meta:editing-duration>
    <meta:editing-cycles>8</meta:editing-cycles>
    <meta:generator>OpenOffice.org/3.2$Unix OpenOffice.org_project/320m19$Build-9505</meta:generator>
    <meta:document-statistic meta:table-count="1" meta:image-count="0" meta:object-count="0" meta:page-count="2" meta:paragraph-count="28" meta:word-count="165" meta:character-count="1076"/>
  </office:meta>
</office:document-meta>
</file>